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Raleway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Raleway" fo:font-weight="bold" officeooo:rsid="00152ab2" officeooo:paragraph-rsid="00152ab2" style:font-weight-asian="bold" style:font-weight-complex="bold"/>
    </style:style>
    <style:style style:name="P2" style:family="paragraph" style:parent-style-name="Standard">
      <style:text-properties style:font-name="Raleway" fo:font-size="14pt" fo:font-weight="bold" officeooo:rsid="00152ab2" officeooo:paragraph-rsid="00152ab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Raleway" fo:font-weight="normal" officeooo:rsid="00152ab2" officeooo:paragraph-rsid="00152ab2" style:font-weight-asian="normal" style:font-weight-complex="normal"/>
    </style:style>
    <style:style style:name="P4" style:family="paragraph" style:parent-style-name="Standard" style:list-style-name="L3">
      <style:text-properties style:font-name="Raleway" fo:font-size="14pt" fo:font-weight="bold" officeooo:rsid="00152ab2" officeooo:paragraph-rsid="00152ab2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style:font-name="Raleway" fo:font-size="14pt" fo:font-weight="normal" officeooo:rsid="00152ab2" officeooo:paragraph-rsid="00152ab2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Raleway" fo:font-size="14pt" fo:font-weight="normal" officeooo:rsid="00152ab2" officeooo:paragraph-rsid="00152ab2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text-properties style:font-name="Raleway" fo:font-size="14pt" fo:font-weight="normal" officeooo:rsid="00152ab2" officeooo:paragraph-rsid="00152ab2" style:font-size-asian="14pt" style:font-weight-asian="normal" style:font-size-complex="14pt" style:font-weight-complex="normal"/>
    </style:style>
    <style:style style:name="P8" style:family="paragraph" style:parent-style-name="Standard" style:list-style-name="L3">
      <style:text-properties style:font-name="Raleway" fo:font-size="14pt" fo:font-weight="normal" officeooo:rsid="00152ab2" officeooo:paragraph-rsid="00152ab2" style:font-size-asian="14pt" style:font-weight-asian="normal" style:font-size-complex="14pt" style:font-weight-complex="normal"/>
    </style:style>
    <style:style style:name="P9" style:family="paragraph" style:parent-style-name="Standard" style:list-style-name="L4">
      <style:text-properties style:font-name="Raleway" fo:font-size="14pt" fo:font-weight="normal" officeooo:rsid="00152ab2" officeooo:paragraph-rsid="00152ab2" style:font-size-asian="14pt" style:font-weight-asian="normal" style:font-size-complex="14pt" style:font-weight-complex="normal"/>
    </style:style>
    <style:style style:name="P10" style:family="paragraph" style:parent-style-name="Standard" style:list-style-name="L5">
      <style:text-properties style:font-name="Raleway" fo:font-size="14pt" fo:font-weight="normal" officeooo:rsid="00152ab2" officeooo:paragraph-rsid="00152ab2" style:font-size-asian="14pt" style:font-weight-asian="normal" style:font-size-complex="14pt" style:font-weight-complex="normal"/>
    </style:style>
    <style:style style:name="P11" style:family="paragraph" style:parent-style-name="Standard" style:list-style-name="L5">
      <style:text-properties style:font-name="Raleway" fo:font-size="14pt" fo:font-weight="normal" officeooo:rsid="0016c216" officeooo:paragraph-rsid="0016c216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Raleway" fo:font-size="14pt" fo:font-weight="normal" officeooo:rsid="0016c216" officeooo:paragraph-rsid="0016c216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bernetes in Action</text:p>
      <text:p text:style-name="P1">Kubernet</text:p>
      <text:p text:style-name="P1">Docker</text:p>
      <text:p text:style-name="P3"/>
      <text:p text:style-name="P2">Algoritmos de compresión</text:p>
      <text:list xml:id="list4186396375" text:style-name="L1">
        <text:list-item>
          <text:p text:style-name="P5">Comprimir se refiere a convertir datos a una representación que necesite menos espacio que la representación original.</text:p>
        </text:list-item>
      </text:list>
      <text:p text:style-name="P6"/>
      <text:p text:style-name="P6">Existen 2 tipos de compresión:</text:p>
      <text:list xml:id="list766233574" text:style-name="L2">
        <text:list-item>
          <text:p text:style-name="P7">Sin pérdida (Lossless).</text:p>
        </text:list-item>
        <text:list-item>
          <text:p text:style-name="P7">Con pérdida (Lossy).</text:p>
        </text:list-item>
      </text:list>
      <text:p text:style-name="P6"/>
      <text:p text:style-name="P2">Lossless</text:p>
      <text:list xml:id="list503542718" text:style-name="L3">
        <text:list-item>
          <text:p text:style-name="P8">Comprime mediante la identificación y eliminación de redundancia calculándola mediante alguna fórmula estadística.</text:p>
        </text:list-item>
        <text:list-item>
          <text:p text:style-name="P8">Los algoritmos lossless comprimen 20% - 90% dependiendo de las características del dato original.</text:p>
          <text:list>
            <text:list-item>
              <text:p text:style-name="P8">Utilizan información estadística.</text:p>
            </text:list-item>
          </text:list>
        </text:list-item>
        <text:list-item>
          <text:p text:style-name="P4"><text:span text:style-name="T1">Uno de los algoritmos de compresión lossless más conocido es </text:span>Códigos de Huffman.</text:p>
        </text:list-item>
      </text:list>
      <text:p text:style-name="P6"/>
      <text:p text:style-name="P2">Lossy</text:p>
      <text:list xml:id="list2049069872" text:style-name="L4">
        <text:list-item>
          <text:p text:style-name="P9">Elimina información innecesaria</text:p>
        </text:list-item>
        <text:list-item>
          <text:p text:style-name="P9">Hay pérdida de datos.</text:p>
        </text:list-item>
        <text:list-item>
          <text:p text:style-name="P9">Son algoritmos muy complejos.</text:p>
        </text:list-item>
        <text:list-item>
          <text:p text:style-name="P9">Especialmente usados para almacenar archivos multimedia.</text:p>
        </text:list-item>
        <text:list-item>
          <text:p text:style-name="P9">Se pierde información del texto/dato original y no hay forma de recuperarla.</text:p>
        </text:list-item>
        <text:list-item>
          <text:p text:style-name="P9">MP3/AAC/OGG/JPEG</text:p>
        </text:list-item>
      </text:list>
      <text:p text:style-name="P6"/>
      <text:p text:style-name="P2">Huffman Codes</text:p>
      <text:list xml:id="list2297816885" text:style-name="L5">
        <text:list-item>
          <text:p text:style-name="P10">Desarrollado en 1950 por David Huffman cuando era estudiante en el MIT.</text:p>
        </text:list-item>
        <text:list-item>
          <text:p text:style-name="P10">Se utiliza en muchos formatos de compresión.</text:p>
        </text:list-item>
        <text:list-item>
          <text:p text:style-name="P10">La idea es asignar un código binario lo más corto posible a los símbolos que aparecen en los datos por comprimir.</text:p>
          <text:list>
            <text:list-item>
              <text:p text:style-name="P10">+ frecuencia → símbolos más cortos.</text:p>
            </text:list-item>
          </text:list>
        </text:list-item>
        <text:list-item>
          <text:p text:style-name="P11">Construye un árbol binario que se utiliza para asignar dichos símbolos.</text:p>
        </text:list-item>
        <text:list-item>
          <text:p text:style-name="P11">Comprimir: mississipi_river.</text:p>
        </text:list-item>
      </text:list>
      <text:p text:style-name="P1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Raleway" svg:font-family="Ralewa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on Vega</meta:initial-creator>
    <meta:creation-date>2019-10-18T19:29:09.948463484</meta:creation-date>
    <dc:date>2019-10-18T19:43:04.105495748</dc:date>
    <dc:creator>Marlon Vega</dc:creator>
    <meta:editing-duration>PT2M3S</meta:editing-duration>
    <meta:editing-cycles>1</meta:editing-cycles>
    <meta:generator>LibreOffice/6.2.7.1$Linux_X86_64 LibreOffice_project/20$Build-1</meta:generator>
    <meta:document-statistic meta:table-count="0" meta:image-count="0" meta:object-count="0" meta:page-count="1" meta:paragraph-count="27" meta:word-count="191" meta:character-count="1209" meta:non-whitespace-character-count="1064"/>
  </office:meta>
</office:document-meta>
</file>